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672916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0.978958333333333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3.413125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0.449791666666667cm"/>
    </style:style>
    <style:style style:name="co9" style:family="table-column">
      <style:table-column-properties fo:break-before="auto" style:column-width="0.58208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rtedByLE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classroom/glassDoor/lock/</text:p>
          </table:table-cell>
          <table:table-cell office:value-type="string" table:style-name="ce1">
            <text:p>", 'ledNum':<text:s/>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classroom/glassDoor/open/</text:p>
          </table:table-cell>
          <table:table-cell office:value-type="string" table:style-name="ce1">
            <text:p>", 'ledNum':<text:s/>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", 'ledNum':<text:s/>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dooridor_lights</text:p>
          </table:table-cell>
          <table:table-cell office:value-type="string" table:style-name="ce1">
            <text:p>", 'ledNum':<text:s/>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craft_room_lights</text:p>
          </table:table-cell>
          <table:table-cell office:value-type="string" table:style-name="ce1">
            <text:p>", 'ledNum':<text:s/>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class_room_main_lights</text:p>
          </table:table-cell>
          <table:table-cell office:value-type="string" table:style-name="ce1">
            <text:p>", 'ledNum':<text:s/>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ommons/garageDoor/</text:p>
          </table:table-cell>
          <table:table-cell office:value-type="string" table:style-name="ce1">
            <text:p>", 'ledNum':<text:s/>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ommons/openevse/</text:p>
          </table:table-cell>
          <table:table-cell office:value-type="string" table:style-name="ce1">
            <text:p>", 'ledNum':<text:s/>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", 'ledNum':<text:s/>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", 'ledNum':<text:s/>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", 'ledNum':<text:s/>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", 'ledNum':<text:s/>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", 'ledNum':<text:s/>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", 'ledNum':<text:s/>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", 'ledNum':<text:s/>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", 'ledNum':<text:s/>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", 'ledNum':<text:s/>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", 'ledNum':<text:s/>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", 'ledNum':<text:s/>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", 'ledNum':<text:s/>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", 'ledNum':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", 'ledNum':<text:s/>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", 'ledNum':<text:s/>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", 'ledNum':<text:s/>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", 'ledNum':<text:s/>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", 'ledNum':<text:s/>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", 'ledNum':<text:s/>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", 'ledNum':<text:s/>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", 'ledNum':<text:s/>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", 'ledNum':<text:s/>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", 'ledNum':<text:s/>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", 'ledNum':<text:s/>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", 'ledNum':<text:s/>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", 'ledNum':<text:s/>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", 'ledNum':<text:s/>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", 'ledNum':<text:s/>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", 'ledNum':<text:s/>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", 'ledNum':<text:s/>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", 'ledNum':<text:s/>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", 'ledNum':<text:s/>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", 'ledNum':<text:s/>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", 'ledNum':<text:s/>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", 'ledNum':<text:s/>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", 'ledNum':<text:s/>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", 'ledNum':<text:s/>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", 'ledNum':<text:s/>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", 'ledNum':<text:s/>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", 'ledNum':<text:s/>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", 'ledNum':<text:s/>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", 'ledNum':<text:s/>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", 'ledNum':<text:s/>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", 'ledNum':<text:s/>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", 'ledNum':<text:s/>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", 'ledNum':<text:s/>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", 'ledNum':<text:s/>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", 'ledNum':<text:s/>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", 'ledNum':<text:s/>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", 'ledNum':<text:s/>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", 'ledNum':<text:s/>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", 'ledNum':<text:s/>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", 'ledNum':<text:s/>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elab_light</text:p>
          </table:table-cell>
          <table:table-cell office:value-type="string" table:style-name="ce1">
            <text:p>", 'ledNum':<text:s/>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hallway_light_1</text:p>
          </table:table-cell>
          <table:table-cell office:value-type="string" table:style-name="ce1">
            <text:p>", 'ledNum':<text:s/>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hallway_light_2</text:p>
          </table:table-cell>
          <table:table-cell office:value-type="string" table:style-name="ce1">
            <text:p>", 'ledNum':<text:s/>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mall_bath_light</text:p>
          </table:table-cell>
          <table:table-cell office:value-type="string" table:style-name="ce1">
            <text:p>", 'ledNum':<text:s/>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media_lab_light</text:p>
          </table:table-cell>
          <table:table-cell office:value-type="string" table:style-name="ce1">
            <text:p>", 'ledNum':<text:s/>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classroom_front_lights</text:p>
          </table:table-cell>
          <table:table-cell office:value-type="string" table:style-name="ce1">
            <text:p>", 'ledNum':<text:s/>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,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", 'ledNum':<text:s/>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<text:s/></text:p>
          </table:table-cell>
          <table:table-cell office:value-type="string" table:style-name="ce1">
            <text:p>State.UNKNOWN}</text:p>
          </table:table-cell>
          <table:table-cell table:number-columns-repeated="16378"/>
        </table:table-row>
        <table:table-row table:number-rows-repeated="1048508" table:style-name="ro1">
          <table:table-cell table:number-columns-repeated="16384"/>
        </table:table-row>
      </table:table>
      <table:table table:name="SortedByType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7-11-06T02:27:13Z</dc:date>
  </office:meta>
</office:document-meta>
</file>